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fo:language="en" fo:country="US" officeooo:rsid="000d4f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Введение:</text:span></text:span></text:p>
      <text:p text:style-name="P1">В условиях современного развития телекоммуникационных технологий существует необходимость в эффективных системах учета и анализа данных о клиентах. Поддержание точной и структурированной информации о клиентах, тарифах, договорах и услугах становится ключевым фактором успешного функционирования компаний в данной области. Для решения этой задачи разрабатывается программный модуль "Система учета и анализа данных о клиентах в сфере телекоммуникаций".</text:p>
      <text:p text:style-name="P1"/>
      <text:p text:style-name="P1">Глава 1. Анализ предметной области</text:p>
      <text:p text:style-name="P1"/>
      <text:p text:style-name="P1">1.1. Специфика телекоммуникационного бизнеса</text:p>
      <text:p text:style-name="P1"/>
      <text:p text:style-name="P1">Телекоммуникационная отрасль является динамично развивающейся сферой, предоставляющей широкий спектр услуг связи. Важным элементом успешного ведения бизнеса в данной области является эффективное управление данными о клиентах, что включает в себя информацию о договорах, используемых тарифах и предоставляемых услугах.</text:p>
      <text:p text:style-name="P1"/>
      <text:p text:style-name="P1">1.2. Актуальность задачи учета и анализа данных</text:p>
      <text:p text:style-name="P1"/>
      <text:p text:style-name="P1">С ростом конкуренции в телекоммуникационной индустрии, актуальность создания современных систем учета данных становится неоспоримой. Корректное и оперативное ведение данных обеспечивает повышение качества обслуживания клиентов, улучшение принятия управленческих решений и оптимизацию бизнес-процессов.</text:p>
      <text:p text:style-name="P1"/>
      <text:p text:style-name="P1">Глава 2. Анализ готовых решений</text:p>
      <text:p text:style-name="P1"/>
      <text:p text:style-name="P1">2.1. Существующие программные продукты</text:p>
      <text:p text:style-name="P1"/>
      <text:p text:style-name="P1">На рынке существует ряд программных продуктов, предназначенных для учета данных в телекоммуникационной сфере. Однако, анализ существующих решений выявил необходимость создания специализированного модуля, ориентированного на учет и анализ данных о клиентах с использованием современных технологий.</text:p>
      <text:p text:style-name="P1"/>
      <text:p text:style-name="P1">2.2. Преимущества разработки собственного решения</text:p>
      <text:p text:style-name="P1"/>
      <text:p text:style-name="P1"><text:soft-page-break/>Создание собственной системы учета и анализа данных позволит полностью адаптировать функционал под требования бизнеса и обеспечить максимальную эффективность в соответствии с особенностями компании.</text:p>
      <text:p text:style-name="P1"/>
      <text:p text:style-name="P1">Глава 3. Обоснование выбора средств разработки, структуры и интерфейса приложения</text:p>
      <text:p text:style-name="P1"/>
      <text:p text:style-name="P1">3.1. Выбор средств разработки</text:p>
      <text:p text:style-name="P1"/>
      <text:p text:style-name="P1">Для реализации программного модуля был выбран язык программирования Python, благодаря его удобству, гибкости и обширной поддержке сообщества. В качестве библиотеки для создания графического интерфейса была выбрана PyQt<text:span text:style-name="T2">6</text:span>, обеспечивающая широкие возможности по созданию современных и интуитивно понятных пользовательских интерфейсов.</text:p>
      <text:p text:style-name="P1"/>
      <text:p text:style-name="P1">3.2. Структура приложения</text:p>
      <text:p text:style-name="P1"/>
      <text:p text:style-name="P1">Программный модуль состоит из нескольких ключевых компонентов:</text:p>
      <text:p text:style-name="P1"><text:s text:c="3"/>- Главная форма для отображения таблиц и анализа данных.</text:p>
      <text:p text:style-name="P1"><text:s text:c="3"/>- Формы для входа "Администраторов", "Модераторов" и регистрации пользователей.</text:p>
      <text:p text:style-name="P1"><text:s text:c="3"/>- Функционал переключения меж</text:p>
      <text:p text:style-name="P1"/>
      <text:p text:style-name="P1">ду таблицами и анализа данных.</text:p>
      <text:p text:style-name="P1"><text:s text:c="3"/>- Модуль аутентификации и управления уровнями доступа.</text:p>
      <text:p text:style-name="P1"/>
      <text:p text:style-name="P1">3.3. Интерфейс приложения</text:p>
      <text:p text:style-name="P1"/>
      <text:p text:style-name="P1">Интерфейс разработан с учетом принципов интуитивной навигации и минималистичного дизайна, обеспечивая пользователей удобством в работе. Графический интерфейс предоставляет все необходимые функции для управления данными и анализа статистики.</text:p>
      <text:p text:style-name="P1"/>
      <text:p text:style-name="P1">Глава 4. Описание кода по этапам выполнения</text:p>
      <text:p text:style-name="P1"/>
      <text:p text:style-name="P1">4.1. Настройка окружения разработки</text:p>
      <text:p text:style-name="P1"/>
      <text:p text:style-name="P1"><text:soft-page-break/>Перед началом разработки было произведено создание виртуального окружения, установка необходимых библиотек и инструментов для разработки на языке Python.</text:p>
      <text:p text:style-name="P1"/>
      <text:p text:style-name="P1">4.2. Реализация базы данных</text:p>
      <text:p text:style-name="P1"/>
      <text:p text:style-name="P1">Создание структуры базы данных в SQLite с использованием необходимых таблиц (Clients, ServiceTypes, Services, Agreements, Staff).</text:p>
      <text:p text:style-name="P1"/>
      <text:p text:style-name="P1">4.3. Разработка модуля аутентификации и управления доступом</text:p>
      <text:p text:style-name="P1"/>
      <text:p text:style-name="P1">Реализация функционала аутентификации, создание уровней доступа для "Администраторов" и "Модераторов".</text:p>
      <text:p text:style-name="P1"/>
      <text:p text:style-name="P1">4.4. Разработка графического интерфейса</text:p>
      <text:p text:style-name="P1"/>
      <text:p text:style-name="P1">Использование библиотеки PyQt для создания пользовательского интерфейса, включая формы входа и главное окно приложения.</text:p>
      <text:p text:style-name="P1"/>
      <text:p text:style-name="P1">4.5. Реализация функций управления данными</text:p>
      <text:p text:style-name="P1"/>
      <text:p text:style-name="P1">Добавление функционала для добавления, редактирования и удаления записей в базе данных. Обеспечение функционала переключения между таблицами и анализа данных.</text:p>
      <text:p text:style-name="P1"/>
      <text:p text:style-name="P1">Заключение</text:p>
      <text:p text:style-name="P1"/>
      <text:p text:style-name="P1">Разработанный программный модуль "Система учета и анализа данных о клиентах в сфере телекоммуникаций" предоставляет компании современное решение для эффективного управления данными о клиентах. Использование языка программирования Python и библиотеки PyQt обеспечивает гибкость, производительность и удобство использования. Реализованный функционал соответствует требованиям заказчика, а созданная структура базы данных обеспечивает надежное и безопасное хранение информации. Разработка данного модуля открывает новые перспективы для повышения эффективности бизнес-процессов в сфере телекоммуникаций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1T23:15:13.777000000</meta:creation-date>
    <dc:date>2023-12-12T00:56:30.032000000</dc:date>
    <meta:editing-duration>PT13M40S</meta:editing-duration>
    <meta:editing-cycles>3</meta:editing-cycles>
    <meta:generator>LibreOffice/7.5.4.2$Windows_X86_64 LibreOffice_project/36ccfdc35048b057fd9854c757a8b67ec53977b6</meta:generator>
    <meta:document-statistic meta:table-count="0" meta:image-count="0" meta:object-count="0" meta:page-count="3" meta:paragraph-count="37" meta:word-count="509" meta:character-count="4382" meta:non-whitespace-character-count="3898"/>
  </office:meta>
</office:document-meta>
</file>